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20100000500000000C8DFD424B03544FA2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Source Sans Pro Semibold" svg:font-family="'Source Sans Pro Semibold'" style:font-adornments="Cursi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Tabla1" style:family="table">
      <style:table-properties style:width="8.2cm" fo:margin-top="0.199cm" fo:margin-bottom="0.199cm" table:align="margins" style:writing-mode="lr-tb"/>
    </style:style>
    <style:style style:name="Tabla1.A" style:family="table-column">
      <style:table-column-properties style:column-width="4.101cm" style:rel-column-width="32768*"/>
    </style:style>
    <style:style style:name="Tabla1.B" style:family="table-column">
      <style:table-column-properties style:column-width="4.099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Source_20_Code">
      <style:text-properties officeooo:rsid="0014160d" officeooo:paragraph-rsid="0014160d"/>
    </style:style>
    <style:style style:name="P7" style:family="paragraph" style:parent-style-name="Source_20_Code">
      <style:text-properties officeooo:paragraph-rsid="0014160d"/>
    </style:style>
    <style:style style:name="P8" style:family="paragraph" style:parent-style-name="Source_20_Code">
      <style:text-properties officeooo:rsid="001577ec" officeooo:paragraph-rsid="001577ec"/>
    </style:style>
    <style:style style:name="P9" style:family="paragraph" style:parent-style-name="Source_20_Code">
      <style:text-properties officeooo:rsid="001719a3" officeooo:paragraph-rsid="001719a3"/>
    </style:style>
    <style:style style:name="P10" style:family="paragraph" style:parent-style-name="Source_20_Code">
      <style:text-properties officeooo:rsid="001719a3" officeooo:paragraph-rsid="001b7a77"/>
    </style:style>
    <style:style style:name="P11" style:family="paragraph" style:parent-style-name="Source_20_Code">
      <style:text-properties officeooo:paragraph-rsid="001719a3"/>
    </style:style>
    <style:style style:name="P12" style:family="paragraph" style:parent-style-name="Source_20_Code">
      <style:text-properties officeooo:rsid="0017f8b0" officeooo:paragraph-rsid="0017f8b0"/>
    </style:style>
    <style:style style:name="P13" style:family="paragraph" style:parent-style-name="Source_20_Code">
      <style:text-properties officeooo:rsid="0017f8b0" officeooo:paragraph-rsid="0018751b"/>
    </style:style>
    <style:style style:name="P14" style:family="paragraph" style:parent-style-name="Source_20_Code">
      <style:text-properties officeooo:rsid="0017f8b0" officeooo:paragraph-rsid="001b7a77"/>
    </style:style>
    <style:style style:name="P15" style:family="paragraph" style:parent-style-name="Source_20_Code">
      <style:text-properties officeooo:rsid="001b7a77" officeooo:paragraph-rsid="001b7a77"/>
    </style:style>
    <style:style style:name="P16" style:family="paragraph" style:parent-style-name="Source_20_Code">
      <style:text-properties officeooo:rsid="001c9dad" officeooo:paragraph-rsid="001c9dad"/>
    </style:style>
    <style:style style:name="P17" style:family="paragraph" style:parent-style-name="Source_20_Code">
      <style:text-properties officeooo:paragraph-rsid="001c9dad"/>
    </style:style>
    <style:style style:name="P18" style:family="paragraph" style:parent-style-name="Source_20_Code">
      <style:text-properties officeooo:rsid="001edc1f" officeooo:paragraph-rsid="001edc1f"/>
    </style:style>
    <style:style style:name="P19" style:family="paragraph" style:parent-style-name="Source_20_Code">
      <style:text-properties officeooo:rsid="001ff324" officeooo:paragraph-rsid="001ff324"/>
    </style:style>
    <style:style style:name="P20" style:family="paragraph" style:parent-style-name="Source_20_Code">
      <style:text-properties officeooo:rsid="001ff324" officeooo:paragraph-rsid="0020455b"/>
    </style:style>
    <style:style style:name="P21" style:family="paragraph" style:parent-style-name="Source_20_Code">
      <style:text-properties officeooo:rsid="0020455b" officeooo:paragraph-rsid="0020455b"/>
    </style:style>
    <style:style style:name="P22" style:family="paragraph" style:parent-style-name="Source_20_Code">
      <style:text-properties officeooo:rsid="0020d97a" officeooo:paragraph-rsid="0020d97a"/>
    </style:style>
    <style:style style:name="P23" style:family="paragraph" style:parent-style-name="Source_20_Code">
      <style:text-properties officeooo:rsid="00221c5b" officeooo:paragraph-rsid="00221c5b"/>
    </style:style>
    <style:style style:name="P24" style:family="paragraph" style:parent-style-name="Source_20_Code_20_Header">
      <style:text-properties officeooo:paragraph-rsid="0007475c"/>
    </style:style>
    <style:style style:name="P25" style:family="paragraph" style:parent-style-name="Source_20_Code_20_Header">
      <style:text-properties officeooo:paragraph-rsid="001719a3"/>
    </style:style>
    <style:style style:name="P26" style:family="paragraph" style:parent-style-name="Source_20_Code_20_Header">
      <style:text-properties officeooo:paragraph-rsid="0017f8b0"/>
    </style:style>
    <style:style style:name="P27" style:family="paragraph" style:parent-style-name="Source_20_Code_20_Header">
      <style:text-properties officeooo:paragraph-rsid="0018751b"/>
    </style:style>
    <style:style style:name="P28" style:family="paragraph" style:parent-style-name="Source_20_Code_20_Header">
      <style:text-properties officeooo:paragraph-rsid="001b7a77"/>
    </style:style>
    <style:style style:name="P29" style:family="paragraph" style:parent-style-name="Source_20_Code_20_Header">
      <style:text-properties officeooo:paragraph-rsid="001c9dad"/>
    </style:style>
    <style:style style:name="P30" style:family="paragraph" style:parent-style-name="Source_20_Code_20_Header">
      <style:text-properties officeooo:paragraph-rsid="001edc1f"/>
    </style:style>
    <style:style style:name="P31" style:family="paragraph" style:parent-style-name="Source_20_Code_20_Header">
      <style:text-properties officeooo:paragraph-rsid="001ff324"/>
    </style:style>
    <style:style style:name="P32" style:family="paragraph" style:parent-style-name="Source_20_Code_20_Header">
      <style:text-properties officeooo:paragraph-rsid="0020455b"/>
    </style:style>
    <style:style style:name="P33" style:family="paragraph" style:parent-style-name="Table_20_Contents">
      <style:paragraph-properties fo:text-align="center" style:justify-single-word="false"/>
    </style:style>
    <style:style style:name="P34" style:family="paragraph" style:parent-style-name="Text_20_body">
      <style:text-properties style:font-name="Fabrikat" fo:font-size="13pt" officeooo:rsid="0005450f" officeooo:paragraph-rsid="000d8456" style:font-size-asian="10.5pt"/>
    </style:style>
    <style:style style:name="P35" style:family="paragraph" style:parent-style-name="Text_20_body">
      <style:text-properties officeooo:paragraph-rsid="0000ab9b"/>
    </style:style>
    <style:style style:name="P36" style:family="paragraph" style:parent-style-name="Text_20_body">
      <style:text-properties officeooo:paragraph-rsid="00101338"/>
    </style:style>
    <style:style style:name="P37" style:family="paragraph" style:parent-style-name="Text_20_body">
      <style:text-properties officeooo:paragraph-rsid="001577ec"/>
    </style:style>
    <style:style style:name="P38" style:family="paragraph" style:parent-style-name="Text_20_body">
      <style:text-properties officeooo:rsid="001719a3" officeooo:paragraph-rsid="001719a3"/>
    </style:style>
    <style:style style:name="P39" style:family="paragraph" style:parent-style-name="Text_20_body">
      <style:text-properties officeooo:rsid="0017f8b0" officeooo:paragraph-rsid="0017f8b0"/>
    </style:style>
    <style:style style:name="P40" style:family="paragraph" style:parent-style-name="Text_20_body">
      <style:paragraph-properties fo:text-align="center" style:justify-single-word="false"/>
      <style:text-properties officeooo:rsid="0017f8b0" officeooo:paragraph-rsid="0017f8b0"/>
    </style:style>
    <style:style style:name="P41" style:family="paragraph" style:parent-style-name="Text_20_body">
      <style:text-properties officeooo:rsid="00042ff5" officeooo:paragraph-rsid="0000ab9b"/>
    </style:style>
    <style:style style:name="P42" style:family="paragraph" style:parent-style-name="Text_20_body">
      <style:text-properties officeooo:rsid="0096d073" officeooo:paragraph-rsid="0000ab9b"/>
    </style:style>
    <style:style style:name="P43" style:family="paragraph" style:parent-style-name="Text_20_body">
      <style:text-properties officeooo:rsid="001b7a77" officeooo:paragraph-rsid="001b7a77"/>
    </style:style>
    <style:style style:name="P44" style:family="paragraph" style:parent-style-name="Text_20_body">
      <style:text-properties officeooo:paragraph-rsid="001b7a77"/>
    </style:style>
    <style:style style:name="P45" style:family="paragraph" style:parent-style-name="Text_20_body">
      <style:text-properties officeooo:paragraph-rsid="00065d8f"/>
    </style:style>
    <style:style style:name="P46" style:family="paragraph" style:parent-style-name="Text_20_body">
      <style:text-properties officeooo:rsid="001c9dad" officeooo:paragraph-rsid="001c9dad"/>
    </style:style>
    <style:style style:name="P47" style:family="paragraph" style:parent-style-name="Text_20_body">
      <style:text-properties officeooo:paragraph-rsid="001c9dad"/>
    </style:style>
    <style:style style:name="P48" style:family="paragraph" style:parent-style-name="Text_20_body">
      <style:text-properties officeooo:rsid="001edc1f" officeooo:paragraph-rsid="001edc1f"/>
    </style:style>
    <style:style style:name="P49" style:family="paragraph" style:parent-style-name="Text_20_body">
      <style:text-properties officeooo:rsid="001ff324" officeooo:paragraph-rsid="001ff324"/>
    </style:style>
    <style:style style:name="P50" style:family="paragraph" style:parent-style-name="Text_20_body">
      <style:text-properties officeooo:rsid="001ff324" officeooo:paragraph-rsid="0020455b"/>
    </style:style>
    <style:style style:name="P51" style:family="paragraph" style:parent-style-name="Text_20_body">
      <style:text-properties officeooo:paragraph-rsid="0020455b"/>
    </style:style>
    <style:style style:name="P52" style:family="paragraph" style:parent-style-name="Text_20_body">
      <style:text-properties officeooo:rsid="0020d97a" officeooo:paragraph-rsid="0020d97a"/>
    </style:style>
    <style:style style:name="P53" style:family="paragraph" style:parent-style-name="Text_20_body">
      <style:text-properties officeooo:rsid="00221c5b" officeooo:paragraph-rsid="00221c5b"/>
    </style:style>
    <style:style style:name="P54" style:family="paragraph" style:parent-style-name="Source_20_Code">
      <style:text-properties officeooo:rsid="001577ec" officeooo:paragraph-rsid="001577ec"/>
    </style:style>
    <style:style style:name="P55" style:family="paragraph" style:parent-style-name="Source_20_Code">
      <style:text-properties officeooo:rsid="0017f8b0" officeooo:paragraph-rsid="0017f8b0"/>
    </style:style>
    <style:style style:name="P56" style:family="paragraph" style:parent-style-name="Source_20_Code">
      <style:text-properties officeooo:rsid="0017f8b0" officeooo:paragraph-rsid="0018751b"/>
    </style:style>
    <style:style style:name="P57" style:family="paragraph" style:parent-style-name="Source_20_Code">
      <style:text-properties officeooo:rsid="001c9dad" officeooo:paragraph-rsid="001c9dad"/>
    </style:style>
    <style:style style:name="P58" style:family="paragraph" style:parent-style-name="Source_20_Code">
      <style:text-properties officeooo:rsid="001c9dad" officeooo:paragraph-rsid="0007475c"/>
    </style:style>
    <style:style style:name="P59" style:family="paragraph" style:parent-style-name="Source_20_Code">
      <style:text-properties officeooo:rsid="001edc1f" officeooo:paragraph-rsid="001edc1f"/>
    </style:style>
    <style:style style:name="P60" style:family="paragraph" style:parent-style-name="Source_20_Code">
      <style:text-properties officeooo:rsid="001ff324" officeooo:paragraph-rsid="001ff324"/>
    </style:style>
    <style:style style:name="P61" style:family="paragraph" style:parent-style-name="Title" style:master-page-name="Standard">
      <style:paragraph-properties style:page-number="1" fo:break-before="page"/>
      <style:text-properties officeooo:rsid="000fcf37" officeooo:paragraph-rsid="000fcf37"/>
    </style:style>
    <style:style style:name="P62" style:family="paragraph" style:parent-style-name="Heading_20_2">
      <style:paragraph-properties fo:break-before="page"/>
    </style:style>
    <style:style style:name="P63" style:family="paragraph" style:parent-style-name="Numerada">
      <style:text-properties officeooo:rsid="0017f8b0" officeooo:paragraph-rsid="0017f8b0"/>
    </style:style>
    <style:style style:name="P64" style:family="paragraph" style:parent-style-name="Numerada">
      <style:text-properties officeooo:rsid="001719a3" officeooo:paragraph-rsid="001719a3"/>
    </style:style>
    <style:style style:name="P65" style:family="paragraph" style:parent-style-name="Numerada">
      <style:text-properties officeooo:rsid="00248cca" officeooo:paragraph-rsid="00248cca"/>
    </style:style>
    <style:style style:name="P66" style:family="paragraph" style:parent-style-name="Text_20_body">
      <style:text-properties style:font-name="Fabrikat" fo:font-size="13pt" officeooo:rsid="001719a3" officeooo:paragraph-rsid="001719a3" style:font-size-asian="10.5pt"/>
    </style:style>
    <style:style style:name="P67" style:family="paragraph" style:parent-style-name="Text_20_body">
      <style:text-properties officeooo:rsid="0045d22b" officeooo:paragraph-rsid="00101338"/>
    </style:style>
    <style:style style:name="P68" style:family="paragraph" style:parent-style-name="Text_20_body">
      <style:text-properties officeooo:rsid="001ff324" officeooo:paragraph-rsid="001ff324"/>
    </style:style>
    <style:style style:name="P69" style:family="paragraph" style:parent-style-name="Text_20_body">
      <style:text-properties officeooo:rsid="00221c5b" officeooo:paragraph-rsid="00221c5b"/>
    </style:style>
    <style:style style:name="P70" style:family="paragraph" style:parent-style-name="Título_20_Ejercicio">
      <style:text-properties officeooo:rsid="001719a3" officeooo:paragraph-rsid="001719a3"/>
    </style:style>
    <style:style style:name="P71" style:family="paragraph" style:parent-style-name="Título_20_Ejercicio">
      <style:text-properties officeooo:rsid="001b7a77" officeooo:paragraph-rsid="001b7a77"/>
    </style:style>
    <style:style style:name="P72" style:family="paragraph" style:parent-style-name="Título_20_Ejercicio">
      <style:text-properties officeooo:rsid="001577ec" officeooo:paragraph-rsid="001577ec"/>
    </style:style>
    <style:style style:name="P73" style:family="paragraph" style:parent-style-name="Título_20_Ejercicio">
      <style:text-properties officeooo:paragraph-rsid="001577ec"/>
    </style:style>
    <style:style style:name="P74" style:family="paragraph" style:parent-style-name="Título_20_Ejercicio">
      <style:text-properties officeooo:rsid="001ff324" officeooo:paragraph-rsid="001ff324"/>
    </style:style>
    <style:style style:name="P75" style:family="paragraph" style:parent-style-name="Título_20_Ejercicio">
      <style:text-properties officeooo:rsid="0020455b" officeooo:paragraph-rsid="0020455b"/>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07475c" style:font-size-asian="10.5pt"/>
    </style:style>
    <style:style style:name="T6" style:family="text">
      <style:text-properties style:font-name="Fabrikat" fo:font-size="13pt" officeooo:rsid="00112239" style:font-size-asian="10.5pt"/>
    </style:style>
    <style:style style:name="T7" style:family="text">
      <style:text-properties style:font-name="Fabrikat" fo:font-size="13pt" officeooo:rsid="001577ec" style:font-size-asian="10.5pt"/>
    </style:style>
    <style:style style:name="T8" style:family="text">
      <style:text-properties style:font-name="Fabrikat" fo:font-size="13pt" officeooo:rsid="001719a3" style:font-size-asian="10.5pt"/>
    </style:style>
    <style:style style:name="T9" style:family="text">
      <style:text-properties style:font-name="Fabrikat" fo:font-size="13pt" officeooo:rsid="0014160d" style:font-size-asian="10.5pt"/>
    </style:style>
    <style:style style:name="T10" style:family="text">
      <style:text-properties style:font-name="Fabrikat" fo:font-size="13pt" officeooo:rsid="0018751b" style:font-size-asian="10.5pt"/>
    </style:style>
    <style:style style:name="T11" style:family="text">
      <style:text-properties style:font-name="Fabrikat" fo:font-size="13pt" fo:font-weight="normal" officeooo:rsid="00065d8f" style:font-size-asian="10.5pt" style:font-weight-asian="normal" style:font-weight-complex="normal"/>
    </style:style>
    <style:style style:name="T12" style:family="text">
      <style:text-properties officeooo:rsid="003b54cc"/>
    </style:style>
    <style:style style:name="T13" style:family="text">
      <style:text-properties officeooo:rsid="0012abe4"/>
    </style:style>
    <style:style style:name="T14" style:family="text">
      <style:text-properties officeooo:rsid="0037e73e"/>
    </style:style>
    <style:style style:name="T15" style:family="text">
      <style:text-properties officeooo:rsid="0080803c"/>
    </style:style>
    <style:style style:name="T16" style:family="text">
      <style:text-properties officeooo:rsid="0096d073"/>
    </style:style>
    <style:style style:name="T17" style:family="text">
      <style:text-properties officeooo:rsid="007ebd3b"/>
    </style:style>
    <style:style style:name="T18" style:family="text">
      <style:text-properties officeooo:rsid="0045d22b"/>
    </style:style>
    <style:style style:name="T19" style:family="text">
      <style:text-properties officeooo:rsid="00065d8f"/>
    </style:style>
    <style:style style:name="T20" style:family="text">
      <style:text-properties fo:font-weight="normal" style:font-weight-asian="normal" style:font-weight-complex="normal"/>
    </style:style>
    <style:style style:name="T21" style:family="text">
      <style:text-properties fo:font-weight="normal" officeooo:rsid="00702a33" style:font-weight-asian="normal" style:font-weight-complex="normal"/>
    </style:style>
    <style:style style:name="T22" style:family="text">
      <style:text-properties officeooo:rsid="00400fdf"/>
    </style:style>
    <style:style style:name="T23" style:family="text">
      <style:text-properties officeooo:rsid="004116d3"/>
    </style:style>
    <style:style style:name="T24" style:family="text">
      <style:text-properties officeooo:rsid="00702a33"/>
    </style:style>
    <style:style style:name="T25" style:family="text">
      <style:text-properties officeooo:rsid="006f60bf"/>
    </style:style>
    <style:style style:name="T26" style:family="text">
      <style:text-properties officeooo:rsid="0007475c"/>
    </style:style>
    <style:style style:name="T27" style:family="text">
      <style:text-properties officeooo:rsid="0082ed05"/>
    </style:style>
    <style:style style:name="T28" style:family="text">
      <style:text-properties officeooo:rsid="003f282e"/>
    </style:style>
    <style:style style:name="T29" style:family="text">
      <style:text-properties officeooo:rsid="000d8456"/>
    </style:style>
    <style:style style:name="T30" style:family="text">
      <style:text-properties officeooo:rsid="00112239"/>
    </style:style>
    <style:style style:name="T31" style:family="text">
      <style:text-properties officeooo:rsid="0014160d"/>
    </style:style>
    <style:style style:name="T32" style:family="text">
      <style:text-properties officeooo:rsid="001577ec"/>
    </style:style>
    <style:style style:name="T33" style:family="text">
      <style:text-properties officeooo:rsid="001719a3"/>
    </style:style>
    <style:style style:name="T34" style:family="text">
      <style:text-properties fo:font-size="13pt" officeooo:rsid="0014160d" style:font-size-asian="10.5pt"/>
    </style:style>
    <style:style style:name="T35" style:family="text">
      <style:text-properties officeooo:rsid="0017f8b0"/>
    </style:style>
    <style:style style:name="T36" style:family="text">
      <style:text-properties officeooo:rsid="0018751b"/>
    </style:style>
    <style:style style:name="T37" style:family="text">
      <style:text-properties officeooo:rsid="001a2539"/>
    </style:style>
    <style:style style:name="T38" style:family="text">
      <style:text-properties officeooo:rsid="001b7a77"/>
    </style:style>
    <style:style style:name="T39" style:family="text">
      <style:text-properties officeooo:rsid="001c9dad"/>
    </style:style>
    <style:style style:name="T40" style:family="text">
      <style:text-properties officeooo:rsid="001ff324"/>
    </style:style>
    <style:style style:name="T41" style:family="text">
      <style:text-properties officeooo:rsid="0020455b"/>
    </style:style>
    <style:style style:name="T42" style:family="text">
      <style:text-properties officeooo:rsid="0020d97a"/>
    </style:style>
    <style:style style:name="T43" style:family="text">
      <style:text-properties officeooo:rsid="00221c5b"/>
    </style:style>
    <style:style style:name="T44" style:family="text">
      <style:text-properties officeooo:rsid="00225d6d"/>
    </style:style>
    <style:style style:name="T45"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6cm">
          <style:column-sep style:width="0.009cm" style:color="#000000" style:height="100%" style:style="solid"/>
          <style:column style:rel-width="32767*" fo:start-indent="0cm" fo:end-indent="0.3cm"/>
          <style:column style:rel-width="32768*" fo:start-indent="0.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Ejercicios Python</text:p>
      <text:p text:style-name="P34">La entrega de estos ejercicios debe ser en archivos individuales <text:span text:style-name="T33">en el campus o </text:span><text:span text:style-name="T29">vía correo electrónico a </text:span><text:a xlink:type="simple" xlink:href="mailto:mrvilugron@unrn.edu.ar" text:style-name="Internet_20_link" text:visited-style-name="Visited_20_Internet_20_Link"><text:span text:style-name="T29">mrvilugron@unrn.edu.ar</text:span></text:a><text:span text:style-name="T29">. No es necesario compactar los archivos. </text:span><text:span text:style-name="T43">Si mandan por correo, no envíen de a un archivo, traten de mandar un grupo de ejercicios por ves.</text:span></text:p>
      <text:p text:style-name="P66">No olviden:</text:p>
      <text:list xml:id="list2970812335" text:style-name="Numbering_20_123">
        <text:list-item>
          <text:p text:style-name="Numerada">Anotar las precondiciones y poscondiciones del programa. </text:p>
        </text:list-item>
        <text:list-item>
          <text:p text:style-name="Numerada"><text:span text:style-name="T8">Y aparte del punto anterior, </text:span><text:span text:style-name="T6">no se preocupen por si se ingresa cualquier cosa.</text:span></text:p>
        </text:list-item>
        <text:list-item>
          <text:p text:style-name="P63"><text:span text:style-name="T2">Sigan la forma de la salida siempre que sea posible, </text:span><text:span text:style-name="T10">pueden agregar información adicional si lo desean, pero mantengan los programas simples.</text:span></text:p>
        </text:list-item>
        <text:list-item>
          <text:p text:style-name="Numerada"><text:span text:style-name="T2">Un archivo por cada e</text:span><text:span text:style-name="T9">jercicio </text:span><text:span text:style-name="T2">y el </text:span><text:span text:style-name="T9">nombre del mismo deberá ser </text:span><text:span text:style-name="Example"><text:span text:style-name="T34">apellido-numero.py</text:span></text:span><text:span text:style-name="T9">, </text:span><text:span text:style-name="T7">no es necesario compactarlos.</text:span></text:p>
        </text:list-item>
        <text:list-item>
          <text:p text:style-name="Numerada"><text:span text:style-name="T33">Si hay un número, asuman que es un </text:span>entero positivo incluyendo el cero, salvo que sea indicad<text:span text:style-name="T33">a otra cosa.</text:span></text:p>
        </text:list-item>
        <text:list-item>
          <text:p text:style-name="P64">Algunos ejercicios tienen indicados extras que agregan alguna cosa extra o cambian la dificultad del ejercicio, <text:span text:style-name="T39">si intentan el extra, la entrega es del mismo.</text:span></text:p>
        </text:list-item>
        <text:list-item>
          <text:p text:style-name="Numerada">Todos los archivos deben tener al principio una sección que incluye su nombre y email:</text:p>
        </text:list-item>
        <text:list-item>
          <text:p text:style-name="P65">Cada archivo debe contener 4 valores de entrada con su respectiva salida.</text:p>
        </text:list-item>
      </text:list>
      <text:p text:style-name="Source_20_Code_20_Header">Por ejemplo:</text:p>
      <text:p text:style-name="P7"><text:span text:style-name="T30"># </text:span><text:span text:style-name="T31">Martín René Vilugrón</text:span></text:p>
      <text:p text:style-name="P7"><text:span text:style-name="T31"># </text:span><text:span text:style-name="T30">mrvilugron@unrn.edu.ar</text:span></text:p>
      <text:p text:style-name="P6"># Ejercicios Python – 1</text:p>
      <text:p text:style-name="P8"># PRE: Detallamos precondiciones</text:p>
      <text:p text:style-name="P8"># POST: Detallamos postcondiciones</text:p>
      <text:p text:style-name="P53">Pueden preguntar lo que quieran por Discord en el canal <text:a xlink:type="simple" xlink:href="https://discord.com/channels/938765481840619571/942197325156212736" text:style-name="Internet_20_link" text:visited-style-name="Visited_20_Internet_20_Link">#python</text:a>. Creen un hilo con el número de ejercicio así es más fácil ayudarlos.</text:p>
      <text:p text:style-name="P53">Si no llegan a todos los ejercicios, ¡no hay problema! Esto no es con nota, es para que practiquen.</text:p>
      <text:p text:style-name="Amplificada">!<text:span text:style-name="T44">La clave de la programación es la práctica, por lo que les recomiendo fuertemente que busquen la solución al problema en internet. La utilización de características del lenguaje que no vistas en clase no serán aceptadas de manera completa.</text:span></text:p>
      <text:h text:style-name="P62" text:outline-level="2">Ejercicios</text:h>
      <text:section text:style-name="Sect1" text:name="Sección1">
        <text:list xml:id="list215771540" text:style-name="Trabajo_20_Practico">
          <text:list-item>
            <text:h text:style-name="Título_20_Ejercicio" text:outline-level="3"><text:span text:style-name="T38">Cálculo</text:span> de área</text:h>
          </text:list-item>
        </text:list>
        <text:p text:style-name="P67">Escribir un programa que solicite al usuario la base y la altura, calcule el área del triángulo y muestre el resultado por pantalla.</text:p>
        <text:p text:style-name="Table_20_Contents"><text:span text:style-name="Verde">PRE</text:span>: <text:span text:style-name="T30">Los números son decimales positivos.</text:span></text:p>
        <text:p text:style-name="Table_20_Contents"><text:span text:style-name="Verde">POST</text:span>: <text:span text:style-name="T30">El resultado es un número decimal positivo.</text:span></text:p>
        <text:p text:style-name="P26"><text:span text:style-name="T35">E</text:span>ntrada</text:p>
        <text:p text:style-name="P12">15</text:p>
        <text:p text:style-name="P12">7</text:p>
        <text:p text:style-name="P26">Salida</text:p>
        <text:p text:style-name="P12">59,5</text:p>
        <text:p text:style-name="P40"><draw:frame draw:style-name="fr3" draw:name="Objeto1" text:anchor-type="as-char" svg:y="-0.619cm" svg:width="2.293cm" svg:height="0.998cm" draw:z-index="9"><draw:object xlink:href="./Object 3" xlink:type="simple" xlink:show="embed" xlink:actuate="onLoad"/><draw:image xlink:href="./ObjectReplacements/Object 3" xlink:type="simple" xlink:show="embed" xlink:actuate="onLoad"/></draw:frame></text:p>
        <text:list xml:id="list191951660129328" text:continue-numbering="true" text:style-name="Trabajo_20_Practico">
          <text:list-item>
            <text:h text:style-name="Título_20_Ejercicio" text:outline-level="3">Costo de combustible</text:h>
          </text:list-item>
        </text:list>
        <text:p text:style-name="P36"><text:span text:style-name="T18">Escribir un programa que solicite al usuario el precio y la cantidad de combustible cargado e imprima el costo total de la carga de combustible.</text:span> </text:p>
        <text:p text:style-name="Table_20_Contents"><text:span text:style-name="Verde">PRE</text:span>: <text:span text:style-name="T30">Los números son decimales positivos.</text:span></text:p>
        <text:p text:style-name="Table_20_Contents"><text:span text:style-name="Verde">POST</text:span>: <text:span text:style-name="T30">El resultado es un número decimal positivo.</text:span></text:p>
        <text:p text:style-name="Source_20_Code_20_Header"><text:span text:style-name="T36">Ent</text:span>rada</text:p>
        <text:p text:style-name="P13">15</text:p>
        <text:p text:style-name="P13">7</text:p>
        <text:p text:style-name="P27">Salida</text:p>
        <text:p text:style-name="P13">59,5</text:p>
        <text:list xml:id="list191949964443262" text:continue-numbering="true" text:style-name="Trabajo_20_Practico">
          <text:list-item>
            <text:h text:style-name="Título_20_Ejercicio" text:outline-level="3">Aprobado</text:h>
          </text:list-item>
        </text:list>
        <text:p text:style-name="P36">Escribir un programa que solicite el número de la nota de un alumno y determine si este paso o no el examen.<text:span text:style-name="T18"> Considerar notas mayores o iguales a 4 como aprobadas.</text:span></text:p>
        <text:p text:style-name="P26"><text:span text:style-name="T35">E</text:span>ntrada</text:p>
        <text:p text:style-name="P12">6</text:p>
        <text:p text:style-name="P26">Salida</text:p>
        <text:p text:style-name="P12">aprobado</text:p>
        <text:list xml:id="list191950847405268" text:continue-numbering="true" text:style-name="Trabajo_20_Practico">
          <text:list-item>
            <text:h text:style-name="Título_20_Ejercicio" text:outline-level="3">Comparación de <text:span text:style-name="T15">2</text:span> <text:span text:style-name="T16">valores</text:span></text:h>
          </text:list-item>
        </text:list>
        <text:p text:style-name="P35">Escribir un programa que <text:span text:style-name="T15">dados 2 números ingresados, indique cuál es el menor</text:span>.</text:p>
        <text:p text:style-name="P26"><text:span text:style-name="T35">E</text:span>ntrada</text:p>
        <text:p text:style-name="P12">15</text:p>
        <text:p text:style-name="P12">7</text:p>
        <text:p text:style-name="P26">Salida</text:p>
        <text:p text:style-name="P12">7</text:p>
        <text:list xml:id="list191949779831228" text:continue-numbering="true" text:style-name="Trabajo_20_Practico">
          <text:list-item>
            <text:h text:style-name="P70" text:outline-level="3">Arbolito</text:h>
          </text:list-item>
        </text:list>
        <text:p text:style-name="P38">Escribir un programa que imprima un arbolito:</text:p>
        <text:p text:style-name="Source_20_Code"><text:s text:c="5"/>*</text:p>
        <text:p text:style-name="Source_20_Code"><text:s text:c="4"/>***</text:p>
        <text:p text:style-name="Source_20_Code"><text:s text:c="3"/>*****</text:p>
        <text:p text:style-name="P11"><text:s text:c="2"/>*******</text:p>
        <text:p text:style-name="P11"><text:s text:c="5"/><text:span text:style-name="T33">||</text:span></text:p>
        <text:p text:style-name="P38"><text:soft-page-break/>E<text:span text:style-name="T37">xtra</text:span>: Imprimir un árbol de un tamaño pedido al usuario</text:p>
        <text:list xml:id="list191950895700348" text:continue-numbering="true" text:style-name="Trabajo_20_Practico">
          <text:list-item>
            <text:h text:style-name="Título_20_Ejercicio" text:outline-level="3">Transformación de un número</text:h>
          </text:list-item>
        </text:list>
        <text:p text:style-name="P35">Escribir un programa que permita transformar un número <text:span text:style-name="T17">solicitado </text:span>expresado en grados,<text:span text:style-name="T33"> </text:span>minutos y segundos a segundos.</text:p>
        <text:p text:style-name="P25">Entrada</text:p>
        <text:p text:style-name="P9">1</text:p>
        <text:p text:style-name="P9">5</text:p>
        <text:p text:style-name="P9">10</text:p>
        <text:p text:style-name="P25">Salida</text:p>
        <text:p text:style-name="P12">3910</text:p>
        <text:p text:style-name="P39">Recuerden que un grado son 60 minutos y un minuto son 60 segundos.</text:p>
        <text:list xml:id="list191951308451415" text:continue-numbering="true" text:style-name="Trabajo_20_Practico">
          <text:list-item>
            <text:h text:style-name="P71" text:outline-level="3">Transformación II</text:h>
          </text:list-item>
        </text:list>
        <text:p text:style-name="P44">Escribir un programa que permita transformar un número <text:span text:style-name="T17">solicitado </text:span><text:span text:style-name="T38">en</text:span> segundos <text:span text:style-name="T38">a grados,</text:span><text:span text:style-name="T33"> </text:span><text:span text:style-name="T38">minutos y segundos.</text:span></text:p>
        <text:p text:style-name="P28">Entrada</text:p>
        <text:p text:style-name="P14">3910</text:p>
        <text:p text:style-name="P28">Salida</text:p>
        <text:p text:style-name="P10"><text:span text:style-name="T39">grados: </text:span>1</text:p>
        <text:p text:style-name="P10"><text:span text:style-name="T39">minutos: </text:span>5</text:p>
        <text:p text:style-name="P10"><text:span text:style-name="T39">segundos: </text:span>10</text:p>
        <text:list xml:id="list191951545192043" text:continue-numbering="true" text:style-name="Trabajo_20_Practico">
          <text:list-item>
            <text:h text:style-name="Título_20_Ejercicio" text:outline-level="3">Intercambio</text:h>
          </text:list-item>
        </text:list>
        <text:p text:style-name="P35">Escribir un programa que pida el ingreso de dos <text:span text:style-name="T35">valores</text:span>, luego intercambie <text:span text:style-name="T35">uno con otro</text:span> y los muestre en pantalla.</text:p>
        <text:p text:style-name="Source_20_Code_20_Header"><text:span text:style-name="T35">E</text:span>ntrada</text:p>
        <text:p text:style-name="P12">15</text:p>
        <text:p text:style-name="P12">7</text:p>
        <text:p text:style-name="P26">Salida</text:p>
        <text:p text:style-name="P12">7</text:p>
        <text:p text:style-name="P12">15</text:p>
        <text:p text:style-name="P43">Extra: Solo hacer el intercambio cuando los valores sean diferentes.</text:p>
        <text:list xml:id="list191950654965776" text:continue-numbering="true" text:style-name="Trabajo_20_Practico">
          <text:list-item>
            <text:h text:style-name="Título_20_Ejercicio" text:outline-level="3">Pares e impares</text:h>
          </text:list-item>
        </text:list>
        <text:p text:style-name="Text_20_body">Escribir un programa que pida el ingreso de un número y determine si el número es par o impar.</text:p>
        <text:p text:style-name="P26"><text:span text:style-name="T35">E</text:span>ntrada</text:p>
        <text:p text:style-name="P12">15</text:p>
        <text:p text:style-name="P26"><text:span text:style-name="T35">S</text:span>alida</text:p>
        <text:p text:style-name="P12">impar</text:p>
        <text:list xml:id="list191951024441035" text:continue-numbering="true" text:style-name="Trabajo_20_Practico">
          <text:list-item>
            <text:h text:style-name="Título_20_Ejercicio" text:outline-level="3">Suma Lenta</text:h>
          </text:list-item>
        </text:list>
        <text:p text:style-name="P41">Implementar un diagrama que sume dos números enteros solicitados sumando de a uno. <text:span text:style-name="T29">(sin sumar ambos números directamente)</text:span></text:p>
        <text:p text:style-name="P26"><text:span text:style-name="T35">E</text:span>ntrada</text:p>
        <text:p text:style-name="P12">4</text:p>
        <text:p text:style-name="P12">4</text:p>
        <text:p text:style-name="P26">Salida</text:p>
        <text:p text:style-name="P12">4+1+1+1+1=6</text:p>
        <text:p text:style-name="P39">Acá lo importante es como obtenemos el resultado.</text:p>
        <text:list xml:id="list191950862606083" text:continue-numbering="true" text:style-name="Trabajo_20_Practico">
          <text:list-item>
            <text:h text:style-name="Título_20_Ejercicio" text:outline-level="3"><text:soft-page-break/>Suma de números</text:h>
          </text:list-item>
        </text:list>
        <text:p text:style-name="P42">Escribir un programa que sume <text:span text:style-name="T35">5</text:span> números ingresados y muestre el resultado. <text:span text:style-name="T29">No es necesario almacenar los </text:span><text:span text:style-name="T35">5</text:span><text:span text:style-name="T29"> números </text:span><text:span text:style-name="T35">individualmente</text:span><text:span text:style-name="T29">.</text:span></text:p>
        <text:p text:style-name="P26"><text:span text:style-name="T35">E</text:span>ntrada</text:p>
        <text:p text:style-name="P12">4</text:p>
        <text:p text:style-name="P12">4</text:p>
        <text:p text:style-name="P12">4</text:p>
        <text:p text:style-name="P12">4</text:p>
        <text:p text:style-name="P12">4</text:p>
        <text:p text:style-name="P26">Salida</text:p>
        <text:p text:style-name="P12">20</text:p>
        <text:p text:style-name="P47"><text:span text:style-name="T39">Extra: Sumar </text:span><text:span text:style-name="T16">una cantidad de números ingresados por el usuario.</text:span></text:p>
        <text:p text:style-name="P26"><text:span text:style-name="T35">E</text:span>ntrada</text:p>
        <text:p text:style-name="P12">5</text:p>
        <text:p text:style-name="P12">10</text:p>
        <text:p text:style-name="P12">10</text:p>
        <text:p text:style-name="P12">10</text:p>
        <text:p text:style-name="P12">10</text:p>
        <text:p text:style-name="P12">10</text:p>
        <text:p text:style-name="P26">Salida</text:p>
        <text:p text:style-name="P12"><text:span text:style-name="T39">la suma da: </text:span>50</text:p>
        <text:list xml:id="list191951669253812" text:continue-numbering="true" text:style-name="Trabajo_20_Practico">
          <text:list-item>
            <text:h text:style-name="P72" text:outline-level="3">Calificaciones II</text:h>
          </text:list-item>
        </text:list>
        <text:p text:style-name="P37">Escriba un programa que pida una puntuación entre 0 y 10.</text:p>
        <text:list xml:id="list4104976401" text:style-name="List_20_1">
          <text:list-item>
            <text:p text:style-name="Viñeta_20_punto">Si la puntuación está fuera del rango, imprima un error.</text:p>
          </text:list-item>
          <text:list-item>
            <text:p text:style-name="Viñeta_20_punto">Si la puntuación está entre 0 y 10 <text:span text:style-name="T32">muestre el resultado en letras </text:span>utilizando la siguiente tabla:</text:p>
          </text:list-item>
        </text:list>
        <table:table table:name="Tabla1" table:style-name="Tabla1">
          <table:table-column table:style-name="Tabla1.A"/>
          <table:table-column table:style-name="Tabla1.B"/>
          <table:table-row table:style-name="TableLine94452214071008">
            <table:table-cell table:style-name="Tabla1.A1" office:value-type="string">
              <text:p text:style-name="Table_20_Heading">Calificación:</text:p>
            </table:table-cell>
            <table:table-cell table:style-name="Tabla1.B1" office:value-type="string">
              <text:p text:style-name="Table_20_Heading">Resultado</text:p>
            </table:table-cell>
          </table:table-row>
          <table:table-row table:style-name="TableLine94452213981200">
            <table:table-cell table:style-name="Tabla1.A2" office:value-type="string">
              <text:p text:style-name="P33">&gt;= 9<text:span text:style-name="T32">0</text:span></text:p>
            </table:table-cell>
            <table:table-cell table:style-name="Tabla1.B2" office:value-type="string">
              <text:p text:style-name="P33">A</text:p>
            </table:table-cell>
          </table:table-row>
          <table:table-row table:style-name="TableLine94452214000240">
            <table:table-cell table:style-name="Tabla1.A2" office:value-type="string">
              <text:p text:style-name="P33">&gt;= 8<text:span text:style-name="T32">0</text:span></text:p>
            </table:table-cell>
            <table:table-cell table:style-name="Tabla1.B2" office:value-type="string">
              <text:p text:style-name="P33">B</text:p>
            </table:table-cell>
          </table:table-row>
          <table:table-row table:style-name="TableLine94452214000896">
            <table:table-cell table:style-name="Tabla1.A2" office:value-type="string">
              <text:p text:style-name="P33">&gt;= 7<text:span text:style-name="T32">0</text:span></text:p>
            </table:table-cell>
            <table:table-cell table:style-name="Tabla1.B2" office:value-type="string">
              <text:p text:style-name="P33">C</text:p>
            </table:table-cell>
          </table:table-row>
          <table:table-row table:style-name="TableLine94452214001552">
            <table:table-cell table:style-name="Tabla1.A2" office:value-type="string">
              <text:p text:style-name="P33">&gt;= 6<text:span text:style-name="T32">0</text:span></text:p>
            </table:table-cell>
            <table:table-cell table:style-name="Tabla1.B2" office:value-type="string">
              <text:p text:style-name="P33">D</text:p>
            </table:table-cell>
          </table:table-row>
          <table:table-row table:style-name="TableLine94452214002208">
            <table:table-cell table:style-name="Tabla1.A2" office:value-type="string">
              <text:p text:style-name="P33">&lt; <text:span text:style-name="T32">60</text:span> F</text:p>
            </table:table-cell>
            <table:table-cell table:style-name="Tabla1.B2" office:value-type="string">
              <text:p text:style-name="P33">F</text:p>
            </table:table-cell>
          </table:table-row>
        </table:table>
        <text:p text:style-name="P28"><text:span text:style-name="T35">E</text:span>ntrada</text:p>
        <text:p text:style-name="P15">91</text:p>
        <text:p text:style-name="P28">Salida</text:p>
        <text:p text:style-name="P15"><text:span text:style-name="T39">La nota 91 es </text:span>A</text:p>
        <text:list xml:id="list191951581886636" text:continue-list="list191951669253812" text:style-name="Trabajo_20_Practico">
          <text:list-item>
            <text:h text:style-name="P73" text:outline-level="3"><text:span text:style-name="T32">N</text:span>úmeros positivos y negativos</text:h>
          </text:list-item>
        </text:list>
        <text:p text:style-name="Text_20_body">Escribir un programa que pida el ingreso de un número e indique si el mismo es positivo o negativo <text:span text:style-name="T19">o cero</text:span></text:p>
        <text:p text:style-name="P28"><text:span text:style-name="T35">E</text:span>ntrada</text:p>
        <text:p text:style-name="P14">-4<text:span text:style-name="T38">0</text:span></text:p>
        <text:p text:style-name="P28">Salida</text:p>
        <text:p text:style-name="P15">-<text:span text:style-name="T39">40 es </text:span>negativo</text:p>
        <text:list xml:id="list191950902021036" text:continue-numbering="true" text:style-name="Trabajo_20_Practico">
          <text:list-item>
            <text:h text:style-name="Título_20_Ejercicio" text:outline-level="3">Múltiplos de 5</text:h>
          </text:list-item>
        </text:list>
        <text:p text:style-name="P45">Escribir un programa que pida el ingreso de un número e indique si el número introducido es múltiplo de 5</text:p>
        <text:p text:style-name="P28"><text:span text:style-name="T35">E</text:span>ntrada</text:p>
        <text:p text:style-name="P15">25</text:p>
        <text:p text:style-name="P28"><text:soft-page-break/>Salida</text:p>
        <text:p text:style-name="P15">25 es múltiplo de 5</text:p>
        <text:p text:style-name="P43">Extra: Hacer que el programa del mismo resultado indicando contra que número comprobar.</text:p>
        <text:list xml:id="list191951744038212" text:continue-numbering="true" text:style-name="Trabajo_20_Practico">
          <text:list-item>
            <text:h text:style-name="Título_20_Ejercicio" text:outline-level="3">Intervalo</text:h>
          </text:list-item>
        </text:list>
        <text:p text:style-name="Text_20_body">Escribir un programa que pida el ingreso de tres valores, e indique si el tercero de ellos pertenece o no al intervalo determinado por los dos primeros.</text:p>
        <text:p text:style-name="P29"><text:span text:style-name="T35">E</text:span>ntrada</text:p>
        <text:p text:style-name="P16">1</text:p>
        <text:p text:style-name="P16">4</text:p>
        <text:p text:style-name="P16">2</text:p>
        <text:p text:style-name="P29">Salida</text:p>
        <text:p text:style-name="P16">2 pertenece al intervalo entre 1 y 4</text:p>
        <text:list xml:id="list191951823517126" text:continue-numbering="true" text:style-name="Trabajo_20_Practico">
          <text:list-item>
            <text:h text:style-name="Título_20_Ejercicio" text:outline-level="3">Días de la semana</text:h>
          </text:list-item>
        </text:list>
        <text:p text:style-name="Text_20_body">Escribir un programa en que dado un número del 1 a 7, <text:span text:style-name="T39">imprima </text:span>el correspondiente nombre del día de la semana.</text:p>
        <text:p text:style-name="P29"><text:span text:style-name="T35">E</text:span>ntrada</text:p>
        <text:p text:style-name="P16">1</text:p>
        <text:p text:style-name="P29">Salida</text:p>
        <text:p text:style-name="P16">el día 1 es lunes</text:p>
        <text:list xml:id="list191951120824372" text:continue-numbering="true" text:style-name="Trabajo_20_Practico">
          <text:list-item>
            <text:h text:style-name="Título_20_Ejercicio" text:outline-level="3">Comparación de 4 variables</text:h>
          </text:list-item>
        </text:list>
        <text:p text:style-name="Text_20_body">Escribir un programa que pida el ingreso de 4 valores e indique cuál es el menor de todos ellos.</text:p>
        <text:p text:style-name="P29"><text:span text:style-name="T35">E</text:span>ntrada</text:p>
        <text:p text:style-name="P16">6</text:p>
        <text:p text:style-name="P16">4</text:p>
        <text:p text:style-name="P16">2</text:p>
        <text:p text:style-name="P16">8</text:p>
        <text:p text:style-name="P29">Salida</text:p>
        <text:p text:style-name="P16">el numero menor es 2</text:p>
        <text:list xml:id="list191950878589052" text:continue-numbering="true" text:style-name="Trabajo_20_Practico">
          <text:list-item>
            <text:h text:style-name="Título_20_Ejercicio" text:outline-level="3">Promedio</text:h>
          </text:list-item>
        </text:list>
        <text:p text:style-name="Text_20_body">Esc<text:span text:style-name="T20">ribir un programa que pida el ingreso de </text:span><text:span text:style-name="T11">20</text:span><text:span text:style-name="T20"> números desde teclado y calcule su prom</text:span>edio. <text:span text:style-name="T19">(no es necesa</text:span>rio guardar los numero individuales)</text:p>
        <text:p text:style-name="P29"><text:span text:style-name="T35">E</text:span>ntrada</text:p>
        <text:p text:style-name="P16">10</text:p>
        <text:p text:style-name="P16">10</text:p>
        <text:p text:style-name="P16"># los otros números</text:p>
        <text:p text:style-name="P29">Salida</text:p>
        <text:p text:style-name="P16">El promedio es 10.0</text:p>
        <text:p text:style-name="P46">Extra: Obtener el promedio de una cantidad de números ingresada por el usuario.</text:p>
        <text:list xml:id="list191949877556485" text:continue-numbering="true" text:style-name="Trabajo_20_Practico">
          <text:list-item>
            <text:h text:style-name="Título_20_Ejercicio" text:outline-level="3">Múltiplos</text:h>
          </text:list-item>
        </text:list>
        <text:p text:style-name="Text_20_body">Escribir un programa que imprima en pantalla todos los múltiplos de 7 entre 0 y 100.</text:p>
        <text:p text:style-name="P48"><text:soft-page-break/>Extra: Que el usuario ingrese el tope de la búsqueda de múltiplos.</text:p>
        <text:list xml:id="list191950357742452" text:continue-numbering="true" text:style-name="Trabajo_20_Practico">
          <text:list-item>
            <text:h text:style-name="Título_20_Ejercicio" text:outline-level="3"><text:bookmark-start text:name="__RefHeading__2037_935571122"/><text:span text:style-name="T32">F</text:span>actorial<text:bookmark-end text:name="__RefHeading__2037_935571122"/></text:h>
          </text:list-item>
        </text:list>
        <text:p text:style-name="Text_20_body">Escribir <text:span text:style-name="T20">un programa que solicite el ingreso de un número y calcule su factoria</text:span>l. Tener en cuenta que <draw:frame draw:style-name="fr2" draw:name="Object37" text:anchor-type="as-char" svg:width="1.184cm" svg:height="0.467cm" draw:z-index="8"><draw:object xlink:href="./Object 1" xlink:type="simple" xlink:show="embed" xlink:actuate="onLoad"/><draw:image xlink:href="./ObjectReplacements/Object 1" xlink:type="simple" xlink:show="embed" xlink:actuate="onLoad"/><svg:desc>fórmula</svg:desc></draw:frame>, y que el factorial está definido solo para números positivos.</text:p>
        <text:p text:style-name="P29"><text:span text:style-name="T35">E</text:span>ntrada</text:p>
        <text:p text:style-name="P16">4</text:p>
        <text:p text:style-name="P29">Salida</text:p>
        <text:p text:style-name="P16">4! = 4 x 3 x 2 x 1 = 24</text:p>
        <text:list xml:id="list191951006370773" text:continue-numbering="true" text:style-name="Trabajo_20_Practico">
          <text:list-item>
            <text:h text:style-name="Título_20_Ejercicio" text:outline-level="3"><text:bookmark-start text:name="__RefHeading__2039_935571122"/><text:span text:style-name="T22">Sucesión</text:span> de Fibonacci<text:bookmark-end text:name="__RefHeading__2039_935571122"/></text:h>
          </text:list-item>
        </text:list>
        <text:p text:style-name="Text_20_body">L<text:span text:style-name="T20">a sucesión de Fibonacci es una sucesión infinita donde cada elemento es la suma de lo</text:span>s dos anteriores. En la misma, los dos primeros <text:span text:style-name="T23">términos</text:span> son <text:span text:style-name="T39">0 y 1.</text:span></text:p>
        <text:p text:style-name="Text_20_body">Esc<text:span text:style-name="T20">ribir un programa que genere la serie de Fibonacci </text:span><text:span text:style-name="T21">hasta un término pedido al usuario</text:span><text:span text:style-name="T24"> </text:span>y la muestre en pantalla <text:span text:style-name="T25">de la siguiente manera</text:span>.</text:p>
        <text:p text:style-name="P24">Entrada</text:p>
        <text:p text:style-name="P16">6</text:p>
        <text:p text:style-name="P24">Salida</text:p>
        <text:p text:style-name="P58">termino 1: 0</text:p>
        <text:p text:style-name="P17"><text:span text:style-name="T39">termino 2: </text:span>1</text:p>
        <text:p text:style-name="P16">termino 3: 1</text:p>
        <text:p text:style-name="P16">termino 4: 2</text:p>
        <text:p text:style-name="P16">termino 5: 3</text:p>
        <text:p text:style-name="P16">termino 6: 5</text:p>
        <text:p text:style-name="P46">El menor término calculable es el tercero.</text:p>
        <text:list xml:id="list191950192741402" text:continue-numbering="true" text:style-name="Trabajo_20_Practico">
          <text:list-item>
            <text:h text:style-name="Título_20_Ejercicio" text:outline-level="3"><text:bookmark-start text:name="__RefHeading__2041_935571122"/>Números primos<text:bookmark-end text:name="__RefHeading__2041_935571122"/></text:h>
          </text:list-item>
        </text:list>
        <text:p text:style-name="Text_20_body">Escribir un programa que <text:span text:style-name="T26">indique si un número ingresado es </text:span>primos <text:s/><text:span text:style-name="T26">o no. </text:span><text:span text:style-name="T5">U</text:span><text:span text:style-name="T26">n número primo es un número </text:span><text:span text:style-name="T5">entero</text:span><text:span text:style-name="T26"> mayor que 1 que tiene únicamente dos divisores positivos distintos: él mismo y el 1. Por ejemplo; 7</text:span></text:p>
        <text:p text:style-name="P29">Entrada</text:p>
        <text:p text:style-name="P16">7</text:p>
        <text:p text:style-name="P29">Salida</text:p>
        <text:p text:style-name="P16">7 es primo</text:p>
        <text:list xml:id="list191950472465289" text:continue-numbering="true" text:style-name="Trabajo_20_Practico">
          <text:list-item>
            <text:h text:style-name="Título_20_Ejercicio" text:outline-level="3"><text:bookmark-start text:name="__RefHeading___Toc5417_2964218907"/>Restas sucesivas<text:bookmark-end text:name="__RefHeading___Toc5417_2964218907"/></text:h>
          </text:list-item>
        </text:list>
        <text:p text:style-name="Text_20_body">Escribir un programa que mediante restas sucesivas, obtenga el valor del cociente y resto de dos números enteros.</text:p>
        <text:p text:style-name="P29">Entrada</text:p>
        <text:p text:style-name="P16">6</text:p>
        <text:p text:style-name="P16">2</text:p>
        <text:p text:style-name="P29">Salida</text:p>
        <text:p text:style-name="P16">6</text:p>
        <text:p text:style-name="P16">-2</text:p>
        <text:p text:style-name="P16">-2</text:p>
        <text:p text:style-name="P16">-2</text:p>
        <text:p text:style-name="P16">cociente: 3</text:p>
        <text:p text:style-name="P16">resto: 0</text:p>
        <text:list xml:id="list191950269078204" text:continue-numbering="true" text:style-name="Trabajo_20_Practico">
          <text:list-item>
            <text:h text:style-name="Título_20_Ejercicio" text:outline-level="3">Un segundo después</text:h>
          </text:list-item>
        </text:list>
        <text:p text:style-name="Text_20_body">Escribir un programa que una vez leída una hora en formato, <text:span text:style-name="T27">horas, minutos </text:span><text:span text:style-name="T26">y</text:span><text:span text:style-name="T27"> segundos </text:span><text:soft-page-break/><text:span text:style-name="T27">indique cuál será el tiempo dentro de un segundo.</text:span></text:p>
        <text:p text:style-name="P30">Entrada</text:p>
        <text:p text:style-name="P18">1</text:p>
        <text:p text:style-name="P18">59</text:p>
        <text:p text:style-name="P18">59</text:p>
        <text:p text:style-name="P30">Salida</text:p>
        <text:p text:style-name="P18">2 horas</text:p>
        <text:p text:style-name="P18">0 minutos</text:p>
        <text:p text:style-name="P18">0 segundos</text:p>
        <text:p text:style-name="P48">Extra: Que el usuario pueda ingresar la cantidad de segundos a sumar.</text:p>
        <text:list xml:id="list191951664250753" text:continue-numbering="true" text:style-name="Trabajo_20_Practico">
          <text:list-item>
            <text:h text:style-name="Título_20_Ejercicio" text:outline-level="3">Ordenar 3 valores</text:h>
          </text:list-item>
        </text:list>
        <text:p text:style-name="Text_20_body">Escribir un programa que pida el ingreso de 3 <text:span text:style-name="T32">números</text:span> y l<text:span text:style-name="T32">o</text:span>s imprima en pantalla ordenad<text:span text:style-name="T32">o</text:span> de menor a mayor.</text:p>
        <text:p text:style-name="P30">Entrada</text:p>
        <text:p text:style-name="Source_20_Code">4</text:p>
        <text:p text:style-name="P18">19</text:p>
        <text:p text:style-name="P18">2</text:p>
        <text:p text:style-name="P30">Salida</text:p>
        <text:p text:style-name="P18">2</text:p>
        <text:p text:style-name="P18">4</text:p>
        <text:p text:style-name="P18">19</text:p>
        <text:list xml:id="list191950287157249" text:continue-numbering="true" text:style-name="Trabajo_20_Practico">
          <text:list-item>
            <text:h text:style-name="Título_20_Ejercicio" text:outline-level="3">Números Perfectos</text:h>
          </text:list-item>
        </text:list>
        <text:p text:style-name="Text_20_body">“Un número enter<text:span text:style-name="T20">o es llamado perfecto cuando este número es igual a la suma de sus div</text:span>isores exactos <text:span text:style-name="T40">menos si mismo.</text:span>”</text:p>
        <text:p text:style-name="Text_20_body">Escribir un programa que busque e imprima por pantalla los primeros cuatro números perfectos comenzando desde e<text:span text:style-name="T28">l 1.</text:span></text:p>
        <text:p text:style-name="P31">Entrada</text:p>
        <text:p text:style-name="P19">6</text:p>
        <text:p text:style-name="P31">Salida</text:p>
        <text:p text:style-name="P19">6 es perfecto</text:p>
        <text:p text:style-name="P19">ya que</text:p>
        <text:p text:style-name="P19">3 es divisor</text:p>
        <text:p text:style-name="P19">2 es divisor</text:p>
        <text:p text:style-name="P19">1 es divisor</text:p>
        <text:p text:style-name="P19">entoneces</text:p>
        <text:p text:style-name="P19">1 + 2 + 3 = 6</text:p>
        <text:list xml:id="list191950442805760" text:continue-numbering="true" text:style-name="Trabajo_20_Practico">
          <text:list-item>
            <text:h text:style-name="P74" text:outline-level="3">Palindromo</text:h>
          </text:list-item>
        </text:list>
        <text:p text:style-name="P49">Implementar un programa que recorriendo una cadena ingresada por el usuario, indique si esta es un palindromo ignorando mayúsculas y minúsculas.</text:p>
        <text:p text:style-name="Source_20_Code_20_Header"><text:span text:style-name="T40">En</text:span>trada</text:p>
        <text:p text:style-name="P19">Neuquen</text:p>
        <text:p text:style-name="P31">Salida</text:p>
        <text:p text:style-name="P19">Neuquen es palindromo</text:p>
        <text:list xml:id="list191950774448867" text:continue-numbering="true" text:style-name="Trabajo_20_Practico">
          <text:list-item>
            <text:h text:style-name="P75" text:outline-level="3">Dominó</text:h>
          </text:list-item>
        </text:list>
        <text:p text:style-name="P49">Escribir un programa que imprima por pantalla todas las fichas de dominó, de una por línea y sin repetir.</text:p>
        <text:p text:style-name="P32">Salida</text:p>
        <text:p text:style-name="P21">0|0</text:p>
        <text:p text:style-name="P21"><text:soft-page-break/>0|1</text:p>
        <text:p text:style-name="P21">0|2</text:p>
        <text:p text:style-name="P21">0|3</text:p>
        <text:p text:style-name="P21">0|4</text:p>
        <text:p text:style-name="P21">0|5</text:p>
        <text:p text:style-name="P21">0|6</text:p>
        <text:p text:style-name="P21"># etc, etc</text:p>
        <text:list xml:id="list191950866742918" text:continue-numbering="true" text:style-name="Trabajo_20_Practico">
          <text:list-item>
            <text:h text:style-name="P75" text:outline-level="3">Abreviador</text:h>
          </text:list-item>
        </text:list>
        <text:p text:style-name="P50">Escribir una función que dada una cadena de caracteres, devuelva <text:span text:style-name="T41">l</text:span>a primera letra de cada palabra.</text:p>
        <text:p text:style-name="P32"><text:span text:style-name="T40">En</text:span>trada</text:p>
        <text:p text:style-name="P20">Universal Serial Bus</text:p>
        <text:p text:style-name="P32">Salida</text:p>
        <text:p text:style-name="P21">USB</text:p>
      </text:section>
      <text:list xml:id="list191951262313491" text:continue-numbering="true" text:style-name="Trabajo_20_Practico">
        <text:list-item>
          <text:h text:style-name="Título_20_Ejercicio" text:outline-level="3">Wordle</text:h>
        </text:list-item>
      </text:list>
      <text:p text:style-name="P51"><text:a xlink:type="simple" xlink:href="https://wordle.danielfrg.com/" text:style-name="Internet_20_link" text:visited-style-name="Visited_20_Internet_20_Link">Wordle</text:a> es un juego de palabras de navegador desarrollado por Josh Wardle.</text:p>
      <text:p text:style-name="P51"><text:span text:style-name="T41">Podemos implementar una versión más simple del juego, un jugador </text:span>elige una palabra de cinco letras <text:span text:style-name="T42">que será almacenada en una variable para</text:span> que <text:span text:style-name="T41">el otro </text:span>jugador <text:span text:style-name="T42">intente</text:span><text:span text:style-name="T41"> </text:span>adivinar <text:span text:style-name="T41">en</text:span> de seis intentos.</text:p>
      <text:p text:style-name="P51">Después de que el jugador introduce la palabra que supone que es, cada letra se marca en <text:span text:style-name="T41">2</text:span>, <text:span text:style-name="T41">1</text:span> o <text:span text:style-name="T41">0</text:span>: el <text:span text:style-name="T41">2</text:span> indica que la letra es correcta y que está en la posición correcta, el <text:span text:style-name="T41">1</text:span> significa que la letra está en la palabra incógnita, pero no en la posición correcta, mientras que el <text:span text:style-name="T41">0</text:span> indica que la letra no está en la palabra incógnita.</text:p>
      <text:p text:style-name="P21"><text:span text:style-name="T42">i</text:span>ndia <text:span text:style-name="T42"># es la palabra</text:span></text:p>
      <text:p text:style-name="P22"/>
      <text:p text:style-name="P22">ocaso</text:p>
      <text:p text:style-name="P22">00100</text:p>
      <text:p text:style-name="P22">intra</text:p>
      <text:p text:style-name="P22">22002</text:p>
      <text:p text:style-name="P23">india</text:p>
      <text:p text:style-name="P23">22222</text:p>
      <text:p text:style-name="P23">Ganaste!</text:p>
      <text:p text:style-name="P52">No tenemos disponible un diccionario para consultar si las palabras ingresadas son realmente palabras, por lo que el juego es más simple que su versión original</text:p>
      <text:p text:style-name="Text_20_body">Usen todo<text:span text:style-name="T42">s las cadenas </text:span>en minúscul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1" svg:font-family="'Droid Sans Mono'" style:font-adornments="Italic" style:font-family-generic="swiss" style:font-pitch="fixed"/>
    <style:font-face style:name="Droid Sans Mono"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Source Sans Pro Semibold" svg:font-family="'Source Sans Pro Semibold'" style:font-adornments="Cursi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Título_20_Ejercicio" style:display-name="Título Ejercicio" style:family="paragraph" style:parent-style-name="Heading_20_3" style:next-style-name="Text_20_body" style:auto-update="true" style:default-outline-level="3" style:list-style-name="Trabajo_20_Practico" style:master-page-name="">
      <loext:graphic-properties draw:fill="none" draw:fill-color="#729fcf"/>
      <style:paragraph-properties fo:orphans="3" fo:widows="3"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1"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 fo:font-family="'Droid Sans Mono'" style:font-style-name="Regular" style:font-family-generic="swiss" style:font-pitch="fixed" fo:font-size="10pt" fo:font-style="normal" fo:font-weight="normal"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Text" style:family="paragraph" style:parent-style-name="Caption" style:class="extra"/>
    <style:style style:name="Untitled1" style:family="paragraph" style:parent-style-name="Heading_20_6" style:default-outline-level="" style:list-style-nam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Signature" style:family="paragraph" style:parent-style-name="Standard" style:class="text">
      <style:paragraph-properties text:number-lines="false" text:line-number="0"/>
    </style:style>
    <style:style style:name="Figure" style:family="paragraph" style:parent-style-name="Caption" style:class="extra"/>
    <style:style style:name="Diagrama" style:family="paragraph" style:parent-style-name="Caption"/>
    <style:style style:name="Centrado" style:family="paragraph" style:parent-style-name="Table_20_Contents">
      <style:paragraph-properties fo:text-align="center" style:justify-single-word="false" style:writing-mode="page"/>
    </style:style>
    <style:style style:name="Explicado" style:family="paragraph" style:parent-style-name="Numerada" style:list-style-name="Esquema_20_Explicacion">
      <style:paragraph-properties>
        <style:tab-stops>
          <style:tab-stop style:position="9.999cm"/>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Emphasis" style:family="text">
      <style:text-properties fo:font-style="italic" fo:background-color="transparent"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ódigo_20_Inline" style:display-name="Código Inline" style:family="text" style:parent-style-name="Example">
      <style:text-properties fo:font-size="10pt" loext:padding="0.049cm" loext:border="0.06pt solid #000000"/>
    </style:style>
    <style:style style:name="Variable" style:family="text">
      <style:text-properties style:font-name="Source Sans Pro Semibold" fo:font-family="'Source Sans Pro Semibold'" style:font-style-name="Cursiva" style:font-family-generic="swiss" style:font-pitch="variable" fo:font-style="italic" fo:font-weight="600" style:font-size-asian="10.5pt" style:font-style-asian="italic" style:font-style-complex="italic" loext:shadow="none"/>
    </style:style>
    <style:style style:name="Salida" style:family="text" style:parent-style-name="Código_20_Inline">
      <style:text-properties fo:background-color="#d0ffd0"/>
    </style:style>
    <style:style style:name="Asignación" style:family="text" style:parent-style-name="Código_20_Inline">
      <style:text-properties fo:background-color="#ffffd0"/>
    </style:style>
    <style:style style:name="Lazo" style:family="text" style:parent-style-name="Código_20_Inline">
      <style:text-properties fo:background-color="#ffe2a5"/>
    </style:style>
    <style:style style:name="Inicio-fin" style:family="text" style:parent-style-name="Código_20_Inline">
      <style:text-properties fo:background-color="#f1d3ff"/>
    </style:style>
    <style:style style:name="Citation" style:family="text">
      <style:text-properties fo:font-style="italic" style:font-style-asian="italic" style:font-style-complex="italic"/>
    </style:style>
    <style:style style:name="Error" style:family="text" style:parent-style-name="Código_20_Inline">
      <style:text-properties fo:background-color="#f7d1d5"/>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Verde" style:family="text">
      <style:text-properties fo:background-color="#81d41a"/>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loque" style:family="graphic" style:parent-style-name="Graphics">
      <style:graphic-properties text:anchor-type="paragraph" svg:x="7.001cm" fo:margin-top="0.6cm" fo:margin-bottom="0.6cm" style:horizontal-pos="from-left" style:horizontal-rel="page"/>
    </style:style>
    <style:style style:name="Ejemplo" style:family="graphic" style:parent-style-name="Graphics">
      <style:graphic-properties text:anchor-type="paragraph" svg:x="0cm" fo:margin-left="0.7cm" fo:margin-right="0.499cm" style:wrap="left" style:number-wrapped-paragraphs="no-limit" style:wrap-contour="false" style:horizontal-pos="right" style:horizontal-rel="paragraph" fo:background-color="transparent" draw:fill="none" draw:fill-color="#729fcf"/>
    </style:style>
    <style:style style:name="Inline" style:family="graphic" style:parent-style-name="Graphics">
      <style:graphic-properties svg:x="0cm" svg:y="0cm" fo:margin-top="0cm" fo:margin-bottom="0cm" style:wrap="right" style:number-wrapped-paragraphs="no-limit" style:wrap-contour="false" style:vertical-pos="middle" style:vertical-rel="paragraph" style:horizontal-pos="left" style:horizontal-rel="paragraph">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space" fo:text-indent="-1cm" fo:margin-left="1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_20_Explicacion" style:display-name="Esquema Explicacion">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8">
      <number:month number:style="long"/>
      <number:text>-</number:text>
      <number:year number:style="long"/>
    </number:date-style>
    <number:date-style style:name="N10107" number:language="es" number:country="AR" number:title="Definido por el usuario">
      <number:year number:style="long"/>
    </number:date-style>
    <number:date-style style:name="N10108"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6ae128"/>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LogoUNRN" text:anchor-type="paragraph" svg:x="0cm" svg:y="0cm" svg:width="6.551cm" svg:height="1.044cm" draw:z-index="7"><draw:image xlink:href="Pictures/1000020100000500000000C8DFD424B03544FA2B.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2-19T19:19:49.557717880">2022</text:date></text:span></text:p>
      </style:header>
      <style:footer>
        <text:p text:style-name="MP3"><text:span text:style-name="MT5">r</text:span><text:editing-cycles>26</text:editing-cycles>/<text:span text:style-name="MT6"><text:date style:data-style-name="N10107" text:date-value="2022-02-19T19:19:49.558113296">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1</text:page-number></text:span><text:span text:style-name="Fondo_20_Gris"><text:s/>de </text:span><text:span text:style-name="Fondo_20_Gris"><text:expression text:formula="ooow:page" office:value-type="float" office:value="8" style:data-style-name="N0">8</text:expression></text:spa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dnote" style:page-layout-name="Mpm7">
      <style:header>
        <text:p text:style-name="MP4"><draw:frame draw:style-name="Mfr1" draw:name="LogoUNRN2" text:anchor-type="paragraph" svg:x="0cm" svg:y="0cm" svg:width="6.551cm" svg:height="1.044cm" draw:z-index="0"><draw:image xlink:href="Pictures/1000020100000500000000C8DFD424B03544FA2B.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2-19T19:19:49.559459220">2022</text:date></text:span></text:p>
      </style:header>
      <style:footer>
        <text:p text:style-name="MP5"><text:span text:style-name="MT5">r</text:span><text:editing-cycles>26</text:editing-cycles>/<text:span text:style-name="MT6"><text:date style:data-style-name="N10107" text:date-value="2022-02-19T19:19:49.559911214">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5</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18-10-16T17:36:25.520000000</meta:creation-date>
    <dc:date>2022-02-19T19:19:49.371570167</dc:date>
    <dc:creator>Martín René Vilugrón</dc:creator>
    <meta:editing-duration>PT8H14M15S</meta:editing-duration>
    <meta:editing-cycles>26</meta:editing-cycles>
    <meta:generator>LibreOffice/7.1.7.2$Linux_X86_64 LibreOffice_project/10$Build-2</meta:generator>
    <meta:document-statistic meta:table-count="1" meta:image-count="2" meta:object-count="2" meta:page-count="8" meta:paragraph-count="303" meta:word-count="1652" meta:character-count="9011" meta:non-whitespace-character-count="7638"/>
  </office:meta>
</office:document-meta>
</file>

<file path=Object 1/content.xml><?xml version="1.0" encoding="utf-8"?>
<math xmlns="http://www.w3.org/1998/Math/MathML">
  <semantics>
    <mrow>
      <mn>0</mn>
      <mrow>
        <mi>!</mi>
        <mo stretchy="false">=</mo>
        <mn>1</mn>
      </mrow>
    </mrow>
    <annotation encoding="StarMath 5.0">0! = 1</annotation>
  </semantics>
</math>
</file>

<file path=Object 3/content.xml><?xml version="1.0" encoding="utf-8"?>
<math xmlns="http://www.w3.org/1998/Math/MathML" display="block">
  <semantics>
    <mrow>
      <mi mathvariant="italic">Area</mi>
      <mo stretchy="false">=</mo>
      <mfrac>
        <mrow>
          <mi>b</mi>
          <mo stretchy="false">×</mo>
          <mi>h</mi>
        </mrow>
        <mn>2</mn>
      </mfrac>
    </mrow>
    <annotation encoding="StarMath 5.0">Area = frac {b  times  h} {2} </annotation>
  </semantics>
</math>
</file>